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c03" officeooo:paragraph-rsid="001c6c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 Ocean Installation</text:p>
      <text:p text:style-name="P1"/>
      <text:p text:style-name="P1">https://www.digitalocean.com/community/tutorials/how-to-spin-up-a-hadoop-cluster-with-digitalocean-dropl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3:40:05.856943225</meta:creation-date>
    <dc:date>2018-11-02T13:40:23.295586194</dc:date>
    <meta:editing-duration>PT18S</meta:editing-duration>
    <meta:editing-cycles>1</meta:editing-cycles>
    <meta:document-statistic meta:table-count="0" meta:image-count="0" meta:object-count="0" meta:page-count="1" meta:paragraph-count="2" meta:word-count="4" meta:character-count="133" meta:non-whitespace-character-count="131"/>
    <meta:generator>LibreOffice/6.0.6.2$Linux_X86_64 LibreOffice_project/00m0$Build-2</meta:generator>
  </office:meta>
</office:document-meta>
</file>